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.............................................................</text:p>
      <text:p text:style-name="P3">..............................................................</text:p>
      <text:p text:style-name="P3"><text:tab/><text:tab/><text:tab/>Regenerate</text:p>
      <text:p text:style-name="P3">..............................................................</text:p>
      <text:p text:style-name="P3">..............................................................</text:p>
      <text:p text:style-name="P3">This thing is already compiled and to run it ./main Arguments</text:p>
      <text:p text:style-name="P3">example ./main strace ls</text:p>
      <text:p text:style-name="P3"/>
      <text:p text:style-name="P3">if you want to compile it again</text:p>
      <text:p text:style-name="P3"/>
      <text:p text:style-name="P3">gcc -c helpingFunctions.c</text:p>
      <text:p text:style-name="P3">gcc -c spawnChild.c</text:p>
      <text:p text:style-name="P3">gcc -c traceChild.c</text:p>
      <text:p text:style-name="P3">gcc -c main.c</text:p>
      <text:p text:style-name="P3"/>
      <text:p text:style-name="P3">gcc main.o helpingFunctions.o spawnChild.o traceChild.o -o main</text:p>
      <text:p text:style-name="P3"/>
      <text:p text:style-name="P3">..............................................................</text:p>
      <text:p text:style-name="P3">..............................................................</text:p>
      <text:p text:style-name="P3"><text:tab/><text:tab/><text:tab/>Problem</text:p>
      <text:p text:style-name="P3">..............................................................</text:p>
      <text:p text:style-name="P3">..............................................................</text:p>
      <text:p text:style-name="P3"/>
      <text:p text:style-name="P3">I am stuck at the point of tracing the childt suppose its happening because my waitpid(-1, &amp;status, __WALL) returns the pid of parents process which has forked the new child until the child gets terminated then I get return pid of the forked child and 9 as &amp;status value)</text:p>
      <text:p text:style-name="P3">..............................................................</text:p>
      <text:p text:style-name="P3"/>
      <text:p text:style-name="P3">..............................................................</text:p>
      <text:p text:style-name="P3">When I get clone system call, I confirmed the new spawn child via terminal </text:p>
      <text:p text:style-name="P3">ps -p PID -o comm=</text:p>
      <text:p text:style-name="P3">After that I get to see 5 more set_robust_list system calls and after fifth call the terminal (after doing ps -p PID(new spawndChild) -o comm=) show the process as &lt;defunct&gt;</text:p>
      <text:p text:style-name="P3">After 5th call </text:p>
      <text:p text:style-name="P3"><text:s text:c="11"/>sRC = ptrace( PTRACE_GETREGS, (pid_t)newpid, 0, &amp;registers);</text:p>
      <text:p text:style-name="P3">ptrace returns -1 (no such process error) and I was exiting because of it.</text:p>
      <text:p text:style-name="P3"/>
      <text:p text:style-name="P3">But now when I continue I see the new PID return value and 9 as status value as explained in the 2nd Paragraph</text:p>
      <text:p text:style-name="P3"/>
      <text:p text:style-name="P3">Point to PONDER: During the 5 set_robust_list systemCalls I was <text:soft-page-break/>only getting pid of <text:s text:c="2"/>parent process in return to waitpid(-1, &amp;status, __WALL) which means I am getting signals from it not the forked child which I am supposedly tracing.</text:p>
      <text:p text:style-name="P3">..............................................................</text:p>
      <text:p text:style-name="P3"/>
      <text:p text:style-name="P3">..............................................................</text:p>
      <text:p text:style-name="P3">What I want: Where I am wrong? Whats the problem? What can I do to find the problem?</text:p>
      <text:p text:style-name="P3">..............................................................</text:p>
      <text:p text:style-name="P3">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8T19:29:54.114393238</dc:date>
    <meta:editing-duration>PT2M32S</meta:editing-duration>
    <meta:editing-cycles>1</meta:editing-cycles>
    <meta:document-statistic meta:table-count="0" meta:image-count="0" meta:object-count="0" meta:page-count="2" meta:paragraph-count="34" meta:word-count="259" meta:character-count="2272" meta:non-whitespace-character-count="2026"/>
    <meta:generator>LibreOffice/6.0.7.3$Linux_X86_64 LibreOffice_project/00m0$Build-3</meta:generator>
  </office:meta>
</office:document-meta>
</file>